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line-height="150%" fo:text-align="start" style:justify-single-word="false">
        <style:tab-stops/>
      </style:paragraph-properties>
      <style:text-properties fo:font-weight="bold" style:font-weight-asian="bold" style:font-weight-complex="bold"/>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paragraph-properties fo:line-height="150%" fo:text-align="start" style:justify-single-word="false">
        <style:tab-stops/>
      </style:paragraph-properties>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margin-left="0.5102in" fo:margin-right="0in" fo:line-height="150%" fo:text-align="start" style:justify-single-word="false" fo:text-indent="0in" style:auto-text-indent="false">
        <style:tab-stops/>
      </style:paragraph-properties>
      <style:text-properties fo:font-weight="bold" style:font-weight-asian="bold" style:font-weight-complex="bold"/>
    </style:style>
    <style:style style:name="P8" style:family="paragraph" style:parent-style-name="Standard">
      <style:paragraph-properties fo:margin-left="0.5102in" fo:margin-right="0in" fo:line-height="150%" fo:text-align="start" style:justify-single-word="false" fo:text-indent="0in" style:auto-text-indent="false">
        <style:tab-stops/>
      </style:paragraph-properties>
      <style:text-properties style:text-underline-style="none" fo:font-weight="bold" style:font-weight-asian="bold" style:font-weight-complex="bold"/>
    </style:style>
    <style:style style:name="P9" style:family="paragraph" style:parent-style-name="Standard">
      <style:paragraph-properties fo:margin-left="0.5102in" fo:margin-right="0in" fo:line-height="150%" fo:text-align="start" style:justify-single-word="false" fo:text-indent="0in" style:auto-text-indent="false">
        <style:tab-stops/>
      </style:paragraph-properties>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margin-left="0.5102in" fo:margin-right="0in" fo:line-height="150%" fo:text-align="start" style:justify-single-word="false" fo:text-indent="0in" style:auto-text-indent="false">
        <style:tab-stops/>
      </style:paragraph-properties>
      <style:text-properties style:text-line-through-style="solid"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margin-left="0.5102in" fo:margin-right="0in" fo:line-height="150%" fo:text-align="start" style:justify-single-word="false" fo:text-indent="0in" style:auto-text-indent="false">
        <style:tab-stops/>
      </style:paragraph-properties>
      <style:text-properties style:text-line-through-style="none"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margin-left="0.5102in" fo:margin-right="0in" fo:line-height="150%" fo:text-align="start" style:justify-single-word="false" fo:text-indent="0in" style:auto-text-indent="false">
        <style:tab-stops/>
      </style:paragraph-properties>
      <style:text-properties style:text-line-through-style="none" fo:font-style="normal" style:text-underline-style="none" fo:font-weight="bold" style:font-style-asian="normal" style:font-weight-asian="bold" style:font-style-complex="normal" style:font-weight-complex="bold"/>
    </style:style>
    <style:style style:name="P13" style:family="paragraph" style:parent-style-name="Standard">
      <style:paragraph-properties fo:margin-left="0in" fo:margin-right="0in" fo:line-height="150%" fo:text-align="start" style:justify-single-word="false" fo:text-indent="0in" style:auto-text-indent="false">
        <style:tab-stops/>
      </style:paragraph-properties>
      <style:text-properties fo:font-weight="bold" style:font-weight-asian="bold" style:font-weight-complex="bold"/>
    </style:style>
    <style:style style:name="P14" style:family="paragraph" style:parent-style-name="Standard">
      <style:paragraph-properties fo:margin-left="0in" fo:margin-right="0in" fo:line-height="150%" fo:text-align="start" style:justify-single-word="false" fo:text-indent="0in" style:auto-text-indent="false">
        <style:tab-stops/>
      </style:paragraph-properties>
      <style:text-properties style:text-line-through-style="solid" fo:font-weight="normal" style:font-weight-asian="normal" style:font-weight-complex="normal"/>
    </style:style>
    <style:style style:name="P15" style:family="paragraph" style:parent-style-name="Standard">
      <style:paragraph-properties fo:margin-left="0in" fo:margin-right="0in" fo:line-height="150%" fo:text-align="start" style:justify-single-word="false" fo:text-indent="0in" style:auto-text-indent="false">
        <style:tab-stops/>
      </style:paragraph-properties>
      <style:text-properties fo:font-weight="normal" style:font-weight-asian="normal" style:font-weight-complex="normal"/>
    </style:style>
    <style:style style:name="P16" style:family="paragraph" style:parent-style-name="Standard">
      <style:paragraph-properties fo:margin-left="0in" fo:margin-right="0in" fo:line-height="150%" fo:text-align="start" style:justify-single-word="false" fo:text-indent="0in" style:auto-text-indent="false">
        <style:tab-stops/>
      </style:paragraph-properties>
      <style:text-properties fo:font-style="normal" style:text-underline-style="none" fo:font-weight="normal" style:font-style-asian="normal" style:font-weight-asian="normal" style:font-style-complex="normal" style:font-weight-complex="normal"/>
    </style:style>
    <style:style style:name="P17" style:family="paragraph" style:parent-style-name="Standard">
      <style:paragraph-properties fo:margin-left="0.2917in" fo:margin-right="0in" fo:line-height="150%" fo:text-align="start" style:justify-single-word="false" fo:text-indent="0in" style:auto-text-indent="false">
        <style:tab-stops/>
      </style:paragraph-properties>
      <style:text-properties fo:font-weight="bold" style:font-weight-asian="bold" style:font-weight-complex="bold"/>
    </style:style>
    <style:style style:name="P18" style:family="paragraph" style:parent-style-name="Standard">
      <style:paragraph-properties fo:margin-left="0.2917in" fo:margin-right="0in" fo:line-height="150%" fo:text-align="start" style:justify-single-word="false" fo:text-indent="0in" style:auto-text-indent="false">
        <style:tab-stops/>
      </style:paragraph-properties>
      <style:text-properties style:text-underline-style="none" fo:font-weight="bold" style:font-weight-asian="bold" style:font-weight-complex="bold"/>
    </style:style>
    <style:style style:name="P19" style:family="paragraph" style:parent-style-name="Standard">
      <style:paragraph-properties fo:margin-left="0.5102in" fo:margin-right="0in" fo:line-height="150%" fo:text-align="start" style:justify-single-word="false" fo:text-indent="0in" style:auto-text-indent="false">
        <style:tab-stops/>
      </style:paragraph-properties>
      <style:text-properties style:text-line-through-style="none"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margin-left="0.2917in" fo:margin-right="0in" fo:line-height="150%" fo:text-align="start" style:justify-single-word="false" fo:text-indent="0in" style:auto-text-indent="false">
        <style:tab-stops/>
      </style:paragraph-propertie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1" style:family="paragraph" style:parent-style-name="Standard">
      <style:paragraph-properties fo:margin-left="0.2917in" fo:margin-right="0in" fo:line-height="150%" fo:text-align="start" style:justify-single-word="false" fo:text-indent="0in" style:auto-text-indent="false">
        <style:tab-stops/>
      </style:paragraph-properties>
      <style:text-properties fo:font-style="normal" style:text-underline-style="none" fo:font-weight="normal" style:font-style-asian="normal" style:font-weight-asian="normal" style:font-style-complex="normal" style:font-weight-complex="normal"/>
    </style:style>
    <style:style style:name="P22" style:family="paragraph" style:parent-style-name="Standard">
      <style:paragraph-properties fo:margin-left="0.2917in" fo:margin-right="0in" fo:line-height="150%" fo:text-align="start" style:justify-single-word="false" fo:text-indent="0in" style:auto-text-indent="false">
        <style:tab-stops/>
      </style:paragraph-properties>
      <style:text-properties fo:font-style="normal" style:text-underline-style="none" fo:font-weight="bold" style:font-style-asian="normal" style:font-weight-asian="bold" style:font-style-complex="normal" style:font-weight-complex="bold"/>
    </style:style>
    <style:style style:name="P23" style:family="paragraph" style:parent-style-name="Standard" style:list-style-name="L2">
      <style:paragraph-properties fo:margin-left="0.2917in" fo:margin-right="0in" fo:line-height="150%" fo:text-align="start" style:justify-single-word="false" fo:text-indent="0in" style:auto-text-indent="false">
        <style:tab-stops/>
      </style:paragraph-properties>
      <style:text-properties fo:font-style="normal" style:text-underline-style="none" fo:font-weight="bold" style:font-style-asian="normal" style:font-weight-asian="bold" style:font-style-complex="normal" style:font-weight-complex="bold"/>
    </style:style>
    <style:style style:name="P24" style:family="paragraph" style:parent-style-name="Standard">
      <style:paragraph-properties fo:margin-left="0.2917in" fo:margin-right="0in" fo:line-height="150%" fo:text-align="start" style:justify-single-word="false" fo:text-indent="0in" style:auto-text-indent="false">
        <style:tab-stops/>
      </style:paragraph-properties>
      <style:text-properties fo:font-style="italic" style:text-underline-style="none" fo:font-weight="bold" style:font-style-asian="italic" style:font-weight-asian="bold" style:font-style-complex="italic" style:font-weight-complex="bold"/>
    </style:style>
    <style:style style:name="P25" style:family="paragraph" style:parent-style-name="Standard" style:list-style-name="L2">
      <style:paragraph-properties fo:margin-left="0.2917in" fo:margin-right="0in" fo:line-height="150%" fo:text-align="start" style:justify-single-word="false" fo:text-indent="0in" style:auto-text-indent="false">
        <style:tab-stops/>
      </style:paragraph-properties>
      <style:text-properties fo:font-weight="bold" style:font-weight-asian="bold" style:font-weight-complex="bold"/>
    </style:style>
    <style:style style:name="P26" style:family="paragraph" style:parent-style-name="Standard" style:list-style-name="L1">
      <style:paragraph-properties fo:line-height="150%" fo:text-align="start" style:justify-single-word="false">
        <style:tab-stops/>
      </style:paragraph-properties>
      <style:text-properties fo:font-style="normal" fo:font-weight="normal" style:font-style-asian="normal" style:font-weight-asian="normal" style:font-style-complex="normal" style:font-weight-complex="normal"/>
    </style:style>
    <style:style style:name="P27" style:family="paragraph" style:parent-style-name="Standard">
      <style:paragraph-properties fo:line-height="150%" fo:text-align="start" style:justify-single-word="false">
        <style:tab-stops/>
      </style:paragraph-properties>
      <style:text-properties fo:font-style="italic" style:text-underline-style="none" fo:font-weight="bold" style:font-style-asian="italic" style:font-weight-asian="bold" style:font-style-complex="italic" style:font-weight-complex="bold"/>
    </style:style>
    <style:style style:name="P28" style:family="paragraph" style:parent-style-name="Standard">
      <style:paragraph-properties fo:line-height="150%" fo:text-align="start" style:justify-single-word="false">
        <style:tab-stops/>
      </style:paragraph-properties>
      <style:text-properties fo:font-weight="bold" style:font-weight-asian="bold" style:font-weight-complex="bold"/>
    </style:style>
    <style:style style:name="P29" style:family="paragraph" style:parent-style-name="Standard">
      <style:paragraph-properties fo:margin-left="0in" fo:margin-right="0in" fo:line-height="150%" fo:text-align="start" style:justify-single-word="false" fo:text-indent="0in" style:auto-text-indent="false">
        <style:tab-stops/>
      </style:paragraph-properties>
      <style:text-properties fo:font-style="normal" style:text-underline-style="none" fo:font-weight="bold"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style:text-line-through-style="solid"/>
    </style:style>
    <style:style style:name="T15" style:family="text">
      <style:text-properties style:text-line-through-style="solid" fo:font-style="normal" style:text-underline-style="none" fo:font-weight="normal" style:font-style-asian="normal" style:font-weight-asian="normal" style:font-style-complex="normal" style:font-weight-complex="normal"/>
    </style:style>
    <style:style style:name="T16" style:family="text">
      <style:text-properties style:text-line-through-style="solid" fo:font-style="italic" style:text-underline-style="none" fo:font-weight="normal" style:font-style-asian="italic" style:font-weight-asian="normal" style:font-style-complex="italic" style:font-weight-complex="normal"/>
    </style:style>
    <style:style style:name="T17" style:family="text">
      <style:text-properties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8"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reepio</text:p>
      <text:p text:style-name="P4">(Data Model Protocol Droid)</text:p>
      <text:p text:style-name="P1">User's Manual</text:p>
      <text:p text:style-name="P1"/>
      <text:p text:style-name="P2">I.<text:span text:style-name="T1"> </text:span><text:span text:style-name="T2">Importing an XML document to a documenter.XDoc</text:span></text:p>
      <text:p text:style-name="P5"/>
      <text:p text:style-name="P3"><text:span text:style-name="T4"><text:tab/>Importing an XML document into Threepio requires the use of the documenter.</text:span><text:span text:style-name="T10">XDocumenter</text:span><text:span text:style-name="T4"> class, from the </text:span><text:span text:style-name="T6">documenter</text:span><text:span text:style-name="T4"> package. <text:s/>documenter.</text:span><text:span text:style-name="T10">XDocumenter</text:span><text:span text:style-name="T9"> parses the XML document into an documenter.</text:span><text:span text:style-name="T10">XDoc</text:span><text:span text:style-name="T9"> object, which is simply a queue of documenter.</text:span><text:span text:style-name="T10">XTag</text:span><text:span text:style-name="T9"> objects (which represent the tag commonly found in HTML and XML documents) and Strings (which contain the snippets between the tags). Extending the </text:span><text:span text:style-name="T10">XDocumenter</text:span><text:span text:style-name="T9"> class is the suggested in the case of desired changes in parsing. <text:s/>With any documenter.</text:span><text:span text:style-name="T10">Documenter</text:span><text:span text:style-name="T6">,</text:span><text:span text:style-name="T9"> passing a good file to the Documenter.</text:span><text:span text:style-name="T10">convertFile(File) </text:span><text:span text:style-name="T9">method should return an object that extends documenter.</text:span><text:span text:style-name="T10">Doc</text:span><text:span text:style-name="T9">. If a null pointer is returned, check the error output. It is suggested to use the Documenter.</text:span><text:span text:style-name="T10">convertFile(Entry&lt;String, String&gt;)</text:span><text:span text:style-name="T6"> </text:span><text:span text:style-name="T9">method, as this sets the version property of the document.</text:span></text:p>
      <text:p text:style-name="P6"/>
      <text:p text:style-name="P3"><text:span text:style-name="T10">II. </text:span><text:span text:style-name="T11">Converting a documenter.</text:span><text:span text:style-name="T8">XDoc</text:span><text:span text:style-name="T11"> to a tabler.</text:span><text:span text:style-name="T8">Table</text:span></text:p>
      <text:p text:style-name="P3"><text:span text:style-name="T9"><text:tab/>One use of the documenter.</text:span><text:span text:style-name="T10">XDoc</text:span><text:span text:style-name="T9"> is to make a table out of the data from the file that defines a Data Model, or a similar entity. <text:s/>Before the data makes it to a formatted table, the documenter.</text:span><text:span text:style-name="T10">XDocument</text:span><text:span text:style-name="T9"> is parsed into a tabler</text:span><text:span text:style-name="T10">.XTable</text:span><text:span text:style-name="T9"> object, by use of a tabler.</text:span><text:span text:style-name="T10">XTabler</text:span><text:span text:style-name="T9">. The first thing the </text:span><text:span text:style-name="T6">Tabler </text:span><text:span text:style-name="T9">(or a child thereof) does <text:s/>is define all columns, via the </text:span><text:span text:style-name="T6">setupColumns()</text:span><text:span text:style-name="T9"> method. <text:s/>(Again, it may be prudent to extend a </text:span><text:span text:style-name="T6">Tabler</text:span><text:span text:style-name="T9"> class in order to skip the definition step for commonly-performed conversions.) Once the </text:span><text:span text:style-name="T6">Tabler</text:span><text:span text:style-name="T9"> knows what the table should look like, passing an </text:span><text:span text:style-name="T6">XDoc</text:span><text:span text:style-name="T9"> to it's </text:span><text:span text:style-name="T6">parseDoc</text:span><text:span text:style-name="T9"> method will get you the </text:span><text:span text:style-name="T6">Table</text:span><text:span text:style-name="T9">, filled in with the information. <text:s/>The reason the </text:span><text:span text:style-name="T6">Tabler</text:span><text:span text:style-name="T9"> set up is important is that the </text:span><text:span text:style-name="T6">Tabler</text:span><text:span text:style-name="T9"> decides what to make rows and columns for based on what column names are defined prior to parsing <text:s/>In Threepio, the SimpleDocTabler is used for straight document </text:span><text:span text:style-name="T17">→</text:span><text:span text:style-name="T9"> table work. </text:span></text:p>
      <text:p text:style-name="P3"><text:span text:style-name="T9"><text:tab/>No imports of dependencies or any special cases are carried out by the SimpleDocTabler. In the interest of separating the low-level parsing from the higher-level functionality, a TablerController class has been created, where Documents and Tables are manipulated in order to produce Tables based on dependencies and specifications. <text:s/>At user level, the TablerController's </text:span><text:span text:style-name="T10">makeWholeTable</text:span><text:span text:style-name="T9"> and </text:span><text:span text:style-name="T10">diffTwoTables</text:span><text:span text:style-name="T9"> methods should be used, as the Tabler does not take imports, etc into account (see “Building Tables from multiple versions of documents”).</text:span></text:p>
      <text:p text:style-name="P6"/>
      <text:p text:style-name="P7"><text:soft-page-break/><text:span text:style-name="T10">II.i.</text:span><text:span text:style-name="T9"> </text:span><text:span text:style-name="T11">Handling bibref occurrences</text:span></text:p>
      <text:p text:style-name="P9"><text:tab/>... to be continued.</text:p>
      <text:p text:style-name="P8"><text:span text:style-name="T12">II.ii. </text:span><text:span text:style-name="T11">Building Tables from multiple versions of documents</text:span></text:p>
      <text:p text:style-name="P9"><text:tab/><text:span text:style-name="T14">In order to get tables containing the information from previous versions to that of the revision the user is focused on, there has to be a process of tabling the oldest document, then updating that table with the next-oldest, and so on. <text:s/>To do this, the user will do ordered input of the documents (oldest-to-newest), and the main process will be to get the correct table (all bibrefs, etc) for each, one at a time, and then merge it with the result of the last merge/tabling. <text:s/>Table cells/rows are overwritten ONLY if the data has been changed (ie, don't change a row just because the new document's table says that row is version 1.2, if the data from version 1.1 matches the data from version 1.2). The result is a table showing the full set of variables/aspects of the document, through history, from the first version to the most recent.</text:span></text:p>
      <text:p text:style-name="P10"/>
      <text:p text:style-name="P11"><text:tab/>A full table for a data model includes imported parts of all previous versions of the data model. <text:s/>Importing all base/previous versions are handled by recursive (kind of iterative?) parsing. <text:span text:style-name="T18">TablerController's</text:span> <text:span text:style-name="T18">makeWholeTable</text:span> handles the imports, making a full list of required information, then gathers it together, diffing every table against the table that is 1 older than it. If the information (our source file) that the file defines as required for a model is missing, an exception is thrown. This way, the <text:span text:style-name="T18">Printer</text:span>'s diff mode works correctly. <text:s/>In order to not get conflicts when diffing, lists of smaller tables (one for each object) are made for each major table, then those tables are diffed, and a final table is a conglomerate of the newest table's mini-tables, diffed with the older table's.</text:p>
      <text:p text:style-name="P11"/>
      <text:p text:style-name="P12">II.iii.<text:span text:style-name="T1"> </text:span><text:span text:style-name="T2">Building A Table Based On A Minor Revision Document</text:span></text:p>
      <text:p text:style-name="P11"><text:tab/>... to be continued.</text:p>
      <text:p text:style-name="P6"/>
      <text:p text:style-name="P3"><text:span text:style-name="T10">III.</text:span><text:span text:style-name="T9"> </text:span><text:span text:style-name="T11">Converting a </text:span><text:span text:style-name="T8">Table</text:span><text:span text:style-name="T11"> to an HTML file</text:span></text:p>
      <text:p text:style-name="P3"><text:span text:style-name="T9"><text:tab/>In order to make a file out of a </text:span><text:span text:style-name="T6">Table</text:span><text:span text:style-name="T9">, one must use a </text:span><text:span text:style-name="T10">FilePrinter</text:span><text:span text:style-name="T9"> class. <text:s/>In this case, the </text:span><text:span text:style-name="T10">HTMLPrinter</text:span><text:span text:style-name="T9"> is to be used. <text:s/>Passing a valid Table and File (with the htm or html extension) to its </text:span><text:span text:style-name="T10">printTable(Table, File, boolean)</text:span><text:span text:style-name="T9"> method will put the Table's information into the file. <text:s/>The boolean sets diff mode on or off. If on, a </text:span><text:span text:style-name="T10">Table</text:span><text:span text:style-name="T9">'s </text:span><text:span text:style-name="T10">Cell</text:span><text:span text:style-name="T9">'s states will cause the printer to format accordingly. <text:s text:c="2"/>Extending a </text:span><text:span text:style-name="T10">Printer</text:span><text:span text:style-name="T9"> will allow for extra formatting, if desired.</text:span></text:p>
      <text:p text:style-name="P13"><text:span text:style-name="T10">IV.</text:span><text:span text:style-name="T9"> </text:span><text:span text:style-name="T11">Under The Hood: Some Tips, Descriptions of Selected Classes</text:span></text:p>
      <text:p text:style-name="P17"><text:soft-page-break/><text:span text:style-name="T10">IV.i. </text:span><text:span text:style-name="T11">Tag Handling</text:span></text:p>
      <text:p text:style-name="P20"/>
      <text:p text:style-name="P21">Threepio's current state is set up to handle TR-069's Internet Gateway Device Models. <text:s/>In order to change and/or expand its capabilities, TagHandler creation is suggested.</text:p>
      <text:p text:style-name="P20"/>
      <text:p text:style-name="P24">SHORT VERSION:</text:p>
      <text:list xml:id="list35406052" text:style-name="L1">
        <text:list-item>
          <text:p text:style-name="P26"><text:span text:style-name="T3">Go to the Tabler class that you are using, and ensure that in </text:span><text:span text:style-name="T5">setupColumns(),</text:span><text:span text:style-name="T3"> there is an addition to </text:span><text:span text:style-name="T5">columns</text:span><text:span text:style-name="T3"> for the kind of tag that has to be handled. <text:s/>The first argument is the header for the column, and the second argument is the type (ie &lt;type ...&gt;) of tag that will be in the XML.</text:span></text:p>
        </text:list-item>
        <text:list-item>
          <text:p text:style-name="P26"><text:span text:style-name="T3">Create a </text:span><text:span text:style-name="T5">TagHandler</text:span><text:span text:style-name="T3"> subclass, making sure that </text:span><text:span text:style-name="T5">getTypeHandled()</text:span><text:span text:style-name="T3"> returns the same type string used in Step 1. <text:s/>The </text:span><text:span text:style-name="T5">handle(...)</text:span><text:span text:style-name="T3"> method should remove all objects from the </text:span><text:span text:style-name="T7">doc</text:span><text:span text:style-name="T3"> that it's used for, and modify the </text:span><text:span text:style-name="T7">row</text:span><text:span text:style-name="T3">, at cell </text:span><text:span text:style-name="T7">where</text:span><text:span text:style-name="T3">.</text:span></text:p>
        </text:list-item>
        <text:list-item>
          <text:p text:style-name="P26"><text:span text:style-name="T3">Make an entry in the </text:span><text:span text:style-name="T5">HandlerFactory</text:span><text:span text:style-name="T3">'s </text:span><text:span text:style-name="T5">handlers</text:span><text:span text:style-name="T3"> array, of the new </text:span><text:span text:style-name="T5">TagHandler</text:span><text:span text:style-name="T3">'s class (just using thatHander.class). The factory, upon instantiation, will include the handler in it's library of handler classes.</text:span></text:p>
        </text:list-item>
      </text:list>
      <text:p text:style-name="P27"/>
      <text:p text:style-name="P24">LONG VERSION:</text:p>
      <text:p text:style-name="P17"><text:span text:style-name="T9"><text:tab/>In order to adapt the Tabler to different documents, revisions in syntaxes, etc, there is a system for handling documents' contents. At the time of writing, the columns for the desired table are hard-coded in a </text:span><text:span text:style-name="T10">Tabler</text:span><text:span text:style-name="T9"> class. To get an idea about this, look at the </text:span><text:span text:style-name="T10">SimpleDocTabler</text:span><text:span text:style-name="T9"> class. In the </text:span><text:span text:style-name="T10">setupColumns </text:span><text:span text:style-name="T9">method, the map </text:span><text:span text:style-name="T10">columns</text:span><text:span text:style-name="T9"> is built. The columns are entered so that first-last is left-right. The key for an entry is the string that should appear in the table output. The value for an entry is the string that appears in the XML document itself that corresponds with this column.</text:span></text:p>
      <text:p text:style-name="P17"><text:span text:style-name="T9"><text:tab/>An entry should be placed for each column, even if it will require extra processing to get the actual information required. This is done through </text:span><text:span text:style-name="T10">Tag Handlers </text:span><text:span text:style-name="T9">(explained later). Also important to notice is the </text:span><text:span text:style-name="T10">setupSubstitutes</text:span><text:span text:style-name="T9"> method, where entries can be added as (</text:span><text:span text:style-name="T6">destination value, value in XML), </text:span><text:span text:style-name="T9">for cases where a substitute value should be used in the case of a missing value for an important cell (consider when a base is present in a tag, but not a name).</text:span></text:p>
      <text:p text:style-name="P17"><text:span text:style-name="T9"><text:tab/>In the case of a value being placed in </text:span><text:span text:style-name="T10">columns</text:span><text:span text:style-name="T9"> that will be inside or part of a tag that is NOT the tag defining an item in XML (such as &lt;description&gt;blahblah&lt;/description&gt; compared to &lt;type name=”tom” access=”readOnly”&gt;), a </text:span><text:span text:style-name="T10">TagHandler</text:span><text:span text:style-name="T9"> must be created that will be able to </text:span><text:span text:style-name="T9">provide support for the </text:span><text:span text:style-name="T10">Tabler.</text:span><text:span text:style-name="T9"> All </text:span><text:span text:style-name="T10">Tag Handlers</text:span><text:span text:style-name="T9"> have a </text:span><text:span text:style-name="T10">hanndle(...)</text:span><text:span text:style-name="T9"> method, which takes all the </text:span><text:soft-page-break/><text:span text:style-name="T9">current relevant information from the </text:span><text:span text:style-name="T10">Tabler</text:span><text:span text:style-name="T9">, and parses the information it is intended to handle, removing it from the document as it does, and placing it into the </text:span><text:span text:style-name="T10">Row </text:span><text:span text:style-name="T9">it is intended to modify. <text:s/>All </text:span><text:span text:style-name="T10">TagHandler</text:span><text:span text:style-name="T9"> classes have the </text:span><text:span text:style-name="T10">getTypeHandled()</text:span><text:span text:style-name="T9"> method, so that the</text:span><text:span text:style-name="T10">HandlerFactory</text:span><text:span text:style-name="T9"> class can accurately provied TagHandlers with its </text:span><text:span text:style-name="T10">getHandler (XTag)</text:span><text:span text:style-name="T9"> method. Passing any XTag to </text:span><text:span text:style-name="T10">getHandler(XTag) </text:span><text:span text:style-name="T9">will provide an instance of a </text:span><text:span text:style-name="T10">TagHandler</text:span><text:span text:style-name="T9"> that can correctly process the information included in the tag (and any associated information following that tag), OR it will return null, because there isn't one. This means that further modifications are required to get Threepio to work with the document in use.</text:span><text:span text:style-name="T10"> </text:span><text:span text:style-name="T9">The work is simply the creation of a new subclass of </text:span><text:span text:style-name="T10">TagHandler</text:span><text:span text:style-name="T9">. <text:s/>The most important step is placing a reference to the new class in the </text:span><text:span text:style-name="T10">HandlerFactory</text:span><text:span text:style-name="T9">'s array called </text:span><text:span text:style-name="T10">handlers.</text:span></text:p>
      <text:p text:style-name="P29"/>
      <text:p text:style-name="P17"><text:span text:style-name="T10">IV.ii.a</text:span><text:span text:style-name="T9"> </text:span><text:span text:style-name="T11">Doublets</text:span></text:p>
      <text:p text:style-name="P17"><text:span text:style-name="T9"><text:tab/>Many of the classes in Threepio make use of the </text:span><text:span text:style-name="T10">Doublet</text:span><text:span text:style-name="T9"> class, which is simply a standard implementation of the Entry class used by Maps. The only deviance from the Entry interface is the ability to change the Key of the Doublet (which would be problematic within Maps and other items that place Entries according to their key, but is fine in most other cases).</text:span></text:p>
      <text:list xml:id="list35427413" text:style-name="L2">
        <text:list-item>
          <text:list>
            <text:list-header>
              <text:p text:style-name="P23"/>
              <text:p text:style-name="P25"><text:span text:style-name="T10">IV.ii.b.</text:span><text:span text:style-name="T11">EntryLists</text:span></text:p>
            </text:list-header>
          </text:list>
        </text:list-item>
      </text:list>
      <text:p text:style-name="P17"><text:span text:style-name="T9"><text:tab/>The </text:span><text:span text:style-name="T10">EntryList</text:span><text:span text:style-name="T9"> class is an ArrayList of Entries (actually </text:span><text:span text:style-name="T10">Doublets</text:span><text:span text:style-name="T9">). <text:s/>With it, we can make lists of pairs of objects. The types can differ between these two objects.</text:span></text:p>
      <text:p text:style-name="P22"/>
      <text:p text:style-name="P17"><text:span text:style-name="T10">IV.ii.c </text:span><text:span text:style-name="T11">ReferenceBank</text:span></text:p>
      <text:p text:style-name="P18"><text:span text:style-name="T13"><text:tab/>A </text:span><text:span text:style-name="T12">ReferenceBank</text:span><text:span text:style-name="T13"> is a HashMap with keys of Strings and values of </text:span><text:span text:style-name="T12">LinkedList</text:span><text:span text:style-name="T13">s (typed via generic), so that you have a map of named lists. <text:s/>It has an </text:span><text:span text:style-name="T12">add(String, E)</text:span><text:span text:style-name="T13"> method, which allows an Object to be added to a list in the map. <text:s/>If the key used is not yet in the map, a new list is started, with the E as its first element.</text:span></text:p>
      <text:p text:style-name="P29"/>
      <text:p text:style-name="P13"><text:span text:style-name="T10">V. </text:span><text:span text:style-name="T11">Future:</text:span></text:p>
      <text:p text:style-name="P13">add ability for user-defined directories for resources.</text:p>
      <text:p text:style-name="P14">Preview XDoc conversions prior to doing them</text:p>
      <text:p text:style-name="P15">Interactive view of data (tiered like XML, with collapsing ability)</text:p>
      <text:p text:style-name="P15">Ability to edit data while in memory.</text:p>
      <text:p text:style-name="P15">Output back to XML after edit</text:p>
      <text:p text:style-name="P15"><text:soft-page-break/>Evaluation and correction of XML</text:p>
      <text:p text:style-name="P1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06H52M35S</meta:editing-duration>
    <meta:editing-cycles>28</meta:editing-cycles>
    <meta:generator>OpenOffice.org/3.1$Win32 OpenOffice.org_project/310m11$Build-9399</meta:generator>
    <meta:creation-date>2009-05-14T14:00:54.05</meta:creation-date>
    <meta:initial-creator>Jeff Houle</meta:initial-creator>
    <dc:date>2009-07-06T15:45:01.45</dc:date>
    <dc:creator>Jeff Houle</dc:creator>
    <meta:printed-by>Jeff Houle</meta:printed-by>
    <meta:print-date>2009-06-08T14:02:34.02</meta:print-date>
    <meta:document-statistic meta:table-count="0" meta:image-count="0" meta:object-count="0" meta:page-count="5" meta:paragraph-count="41" meta:word-count="1535" meta:character-count="9209"/>
    <meta:user-defined meta:name="Info 1"/>
    <meta:user-defined meta:name="Info 2"/>
    <meta:user-defined meta:name="Info 3"/>
    <meta:user-defined meta:name="Info 4"/>
  </office:meta>
</office:document-meta>
</file>